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erif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2.55cm" fo:min-width="8.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.725cm" svg:height="0.826cm" svg:x="6.1cm" svg:y="15cm">
            <draw:text-box>
              <text:p>T<text:span text:style-name="T1">1</text:span> = 1</text:p>
            </draw:text-box>
          </draw:frame>
          <draw:custom-shape draw:style-name="gr2" draw:text-style-name="P2" draw:layer="layout" svg:width="0.2cm" svg:height="0.2cm" svg:x="6.8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1.725cm" svg:height="0.826cm" svg:x="8.301cm" svg:y="15cm">
            <draw:text-box>
              <text:p>T<text:span text:style-name="T1">2</text:span> = 3</text:p>
            </draw:text-box>
          </draw:frame>
          <draw:custom-shape draw:style-name="gr2" draw:text-style-name="P2" draw:layer="layout" svg:width="0.2cm" svg:height="0.2cm" svg:x="8.801cm" svg:y="1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402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9.102cm" svg:y="14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1.725cm" svg:height="0.826cm" svg:x="10.502cm" svg:y="15cm">
            <draw:text-box>
              <text:p>T<text:span text:style-name="T1">3</text:span> = 6</text:p>
            </draw:text-box>
          </draw:frame>
          <draw:custom-shape draw:style-name="gr2" draw:text-style-name="P2" draw:layer="layout" svg:width="0.2cm" svg:height="0.2cm" svg:x="10.702cm" svg:y="1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1.303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1.303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1.904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1.004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1.605cm" svg:y="14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1.975cm" svg:height="0.826cm" svg:x="13.003cm" svg:y="15cm">
            <draw:text-box>
              <text:p>T<text:span text:style-name="T1">4</text:span> = 10</text:p>
            </draw:text-box>
          </draw:frame>
          <draw:custom-shape draw:style-name="gr2" draw:text-style-name="P2" draw:layer="layout" svg:width="0.2cm" svg:height="0.2cm" svg:x="13.003cm" svg:y="1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3.604cm" svg:y="14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3.604cm" svg:y="13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14.205cm" svg:y="14.803cm">
            <text:p text:style-name="P2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3.305cm" svg:y="14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3.906cm" svg:y="14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14.806cm" svg:y="14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4.507cm" svg:y="14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4.205cm" svg:y="1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cm" svg:height="0.2cm" svg:x="13.907cm" svg:y="1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9.1cm" svg:height="2.8cm" svg:x="6.2cm" svg:y="13.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erif" svg:font-family="'DejaVu Serif'" style:font-adornments="Livr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Livro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1T18:52:37.629000000</meta:creation-date>
    <meta:generator>LibreOffice/6.4.7.2$Windows_X86_64 LibreOffice_project/639b8ac485750d5696d7590a72ef1b496725cfb5</meta:generator>
    <dc:date>2021-03-01T19:03:55.165000000</dc:date>
    <meta:editing-duration>PT11M17S</meta:editing-duration>
    <meta:editing-cycles>2</meta:editing-cycles>
    <meta:document-statistic meta:object-count="26"/>
  </office:meta>
</office:document-meta>
</file>